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139in" loext:contextual-spacing="false" fo:line-height="100%" fo:text-align="justify" style:justify-single-word="false"/>
    </style:style>
    <style:style style:name="P2" style:family="paragraph" style:parent-style-name="Title" style:master-page-name="Standard">
      <style:paragraph-properties fo:margin-top="0in" fo:margin-bottom="0.139in" loext:contextual-spacing="false" fo:line-height="100%" fo:text-align="justify" style:justify-single-word="false" style:page-number="1"/>
    </style:style>
    <style:style style:name="P3" style:family="paragraph" style:parent-style-name="Heading_20_3">
      <style:paragraph-properties fo:margin-top="0.222in" fo:margin-bottom="0.139in" loext:contextual-spacing="false" fo:line-height="100%" fo:text-align="justify" style:justify-single-word="false"/>
    </style:style>
    <style:style style:name="P4" style:family="paragraph" style:parent-style-name="Subtitle">
      <style:paragraph-properties fo:margin-top="0in" fo:margin-bottom="0.139in" loext:contextual-spacing="false" fo:line-height="100%" fo:text-align="justify" style:justify-single-word="false"/>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_i9d4956khys"/>Nauki płynące z serialu: Sezon siódmy</text:p>
      <text:p text:style-name="P4"><text:bookmark text:name="_xtghou5snt44"/>Morały dobre i złe</text:p>
      <text:p text:style-name="P1">Zostały nam już tylko trzy odcinki tej serii i to licząc z tym artykułem! Dziękuję, Hasbro, dziękuję! Cahuń nareszcie będzie wolny. Jak ptak albo hanys po likwidacji kopalni. Ale tymczasem wypadałoby ocenić jeden z lepszych sezonów MLP:FiM (przynajmniej w mojej opinii). Także lecimy z tym koksem!</text:p>
      <text:p text:style-name="P3"><text:bookmark text:name="_dotjg2wpexv5"/>Celestial Advice</text:p>
      <text:p text:style-name="P1">Bardzo lubię ten odcinek i jest to w dużej mierze zasługa tego, że poświęcono sporo czasu antenowego najlepszej księżniczce, czyli Celestii. No i przemiana Canterlotu w ser była dobrym pomysłem. Nie wiem jednak, jakie można z tego wyciągnąć nauki? Że przychodzi taki czas, że nasza rola jako mentora/opiekuna się kończy, ale to nie znaczy, że musimy zniknąć z czyjegoś życia, tylko powinniśmy dać mu więcej wolności? Jeśli tak, to jest to mądrość do nadopiekuńczych rodziców, bo despotom i tak się nie przyda.</text:p>
      <text:p text:style-name="P3"><text:bookmark text:name="_w25gt8nrl82n"/>All Bottled Up</text:p>
      <text:p text:style-name="P1">Przerysowane pokazanie tego, że emocji się nie tłumi. A przynajmniej nie cały czas, bo w końcu wybuchną i konsekwencje mogą być niefajne. Na przykład siekiera się omsknie i trafi w czyjś łeb. To się czasami zdarza. Dlatego zazwyczaj lepiej powiedzieć, że coś jest nie w porządku i próbować coś zmienić, zanim wszystko eskaluje i zmieni się w Equestriańską Masakrę Piłą Mechaniczną 3000. Złość i irytacja to część nas, więc morał, że nie należy udawać, że ich nie ma, jest zacny. Chociaż czasami lepiej zacisnąć zęby i robić swoje. Zwłaszcza w pracy i na studiach.</text:p>
      <text:p text:style-name="P3"><text:bookmark text:name="_i3s0b0do25b1"/>A Flurry of Emotions</text:p>
      <text:p text:style-name="P1">Oto odcinek dla przyszłych rodziców: pokazuje, że opieka nad niemowlakiem jest koszmarkiem pełnym pieluch i otoczenia uwalonego jedzeniem. Nie no, żartuję. Morał jest raczej taki, że w spędzaniu z kimś czasu nie chodzi o długość, tylko o jakość. Kiedy się z kimś spotykamy, to wypadałoby poświęcić mu trochę uwagi. No i jeszcze to, że kiedy mamy dość własnego dziecka, to zawsze można podrzucić je rodzinie niczym kukułcze jajo.</text:p>
      <text:p text:style-name="P3"><text:bookmark text:name="_ple682vm8j1"/>Rock Solid Friendship</text:p>
      <text:p text:style-name="P1">O nie! To Maud Pie! I Pinkie Pie! Morał z tego odcinka może być tylko jeden: nie przeszkadzaj swojej rodzinie i przyjaciołom w nawiązywaniu nowych znajomości. Idź być namolną, wkurzającą, różową zarazą gdzie indziej. Na przykład do GUŁagu. Trochę szkoda, że to pojawiło się tak późno, a nie w odcinku z Gildą. Tym pierwszym. Szkoda też, że twórcy nie powiedzieli tego bardziej wprost. Pinkie po prostu się wszystkim narzuca i to nie jest ok.</text:p>
      <text:p text:style-name="P3"><text:bookmark text:name="_5yy7ozdpju7w"/>Fluttershy Leans In</text:p>
      <text:p text:style-name="P1">Czyli klasyczne “klient ma zawsze rację”. W tym przypadku akurat miał, zgodnie z serialową logiką o marzeniach i w ogóle… Ale ten morał był tak samo kiepski, jak rezerwat i kwestia zwierząt w serialu. O co mi chodzi? MLP często promuje ideę toksycznej dobroci dla zwierząt – dzikie zwierzęta powinny żyć w swoim naturalnym środowisku, a nie z kucykami (ludźmi), ponieważ jest to dla nich wygodne. W dodatku całe to sanktuarium nie ma sensu, choćby z tego powodu, że istnieje coś takiego, jak łańcuch pokarmowy, a zwierzaczki nie są zgodne, miłe i przyjazne. Dlatego jeśli się buduje ZOO – bo to tak naprawdę zrobiła Fluttershy – to Wrangler (klacz od klatek) miała absolutną rację, że wybiegi muszą być bezpieczne. Tak swoją drogą – to bajoro w sanktuarium szybko się zmieni w szambo, bo to stojąca woda bez żadnej filtracji.</text:p>
      <text:p text:style-name="P1">No i co do “klient ma zawsze rację”... Klient często jest laikiem, który ma głupie czy wręcz szkodliwe pomysły. Wtedy albo możemy go przekonać, że jest kretynem, albo olać zlecenie i iść gdzie indziej. W sumie to aż zabawne, bo morałem odcinka z szyciem kiecek na Galę było to, że należy być wiernym własnej wizji i olać klienta, który się nie zna i nie ogarnia, to jak to w końcu jest? A no tak… Masz rację, kiedy jesteś główną bohaterką odcinka.</text:p>
      <text:p text:style-name="P1">Z drugiej strony część o asertywności jest spoko. Tylko no, wszystko z umiarem. Bo przy swoim stoją też antyszczepy i płaskoziemcy. I są święcie przekonani o swojej wiedzy. Gdyby nie kreskówkowa logika, to każdy fachowiec by Fluttershy i jej pomysł po prostu wyśmiał. I czemu na pada Luny w tym rezerwacie żyją zwierzaki z różnych stref klimatycznych?!</text:p>
      <text:p text:style-name="P3"><text:bookmark text:name="_qfxy6kqts91e"/>Forever Filly</text:p>
      <text:p text:style-name="P1">Odcinek o dorastaniu z morałem dla dorosłych – wraz z upływem czasu ludziom zmieniają się upodobania i coś, co lubili kiedyś, obecnie może być meh. Przedstawiono to w naprawdę fajny sposób, tylko nie wiem, czy jest to potrzebne. No bo dziecko raczej z tego nie skorzysta, a dorosły również powinien już to wszystko wiedzieć. To raczej coś dla cioć, które widzą Brajanka czy tam Słodkiego Dzwoneczka raz na parę lat.</text:p>
      <text:p text:style-name="P3"><text:bookmark text:name="_rs01y6w4dl8o"/>Parental Glideance</text:p>
      <text:p text:style-name="P1">Nein, nein, nein! To, czego ten odcinek próbuje nauczyć dzieci, jest okropne. Chodzi o docenianie rodziców i ich wsparcia, nawet jeśli to, co odwalają, to ostry cringe. Janusz i Grażyna Cloudsdale to może i nie są źli rodzice, ale raczej nikt nie chce, by rodzina robiła mu taki przypadł. Wyobraźcie sobie, że wygraliście jakiś ważny konkurs albo jesteście kimś znanym i sławnym, a wasi bliscy zachowują się w ten sposób. Chcielibyście się zapaść pod ziemię, a koledzy wspominaliby to przez następne dziesięć lat. Wsparcie wsparciem, przypał przypałem i w ogóle, ale ani trochę nie dziwię się Rainbow Dash.</text:p>
      <text:p text:style-name="P3"><text:bookmark text:name="_1tzgob7s634l"/>Hard to Say Anything</text:p>
      <text:p text:style-name="P1">Czyli o sztuce podrywu. I o tym, że zamiast odwalać jakiś szajs, który jest romantyczny co najwyżej w baśniach i komediach romantycznych, lepiej po prostu rozmawiać, poznawać daną osobę i starać się to wszystko jakoś tak bardziej spersonalizować. Dobry odcinek i odpowiedni dla bronies, grupy składającej się głównie z samotnych mężczyzn w wieku reprodukcyjnym. Pamiętajcie, strefa osobista to rzecz święta, poematy, pieśni, zasypywanie kwiatami i prezentami typu misie jest kiczowate. No i całowanie śpiących kobiet to molestowanie. Szczególnie kiedy nie jest się w nimi w związku. Za to się obrywa po pyskach.</text:p>
      <text:p text:style-name="P3"><text:bookmark text:name="_8ootcon8stk7"/>Honest Apple</text:p>
      <text:p text:style-name="P1">Szczerość… Szczerość jest zaletą, w teorii. Ale już nie można komuś powiedzieć, że jego rysunek jest brzydki, a fanfik kijowy. I że w ogóle brzydkie te projekty ubrań, co to w ogóle ma być? Tak naprawdę nikt nie chce, by inni byli szczerzy. No, prawie nikt, jestem wyjątkiem, nie obrażam się, serio. Myślę, że “Honest Apple” próbowało przekazać, że ludzie lubią różne rzeczy i że powinniśmy nieco popracować nad konstruktywną krytyką. I to jest dobre.</text:p>
      <text:p text:style-name="P3"><text:bookmark text:name="_4w9rxc1xuamu"/>A Royal Problem</text:p>
      <text:p text:style-name="P1">Odcinek o tym, że czasem warto wejść w czyjeś buty. Trawa u sąsiada jest zawsze zieleńsza. Dobrze, że pokazują dzieciom, że punkt widzenia zależy od punktu siedzenia. W sumie to byłaby świetna lekcja dla większości Polaków – według których wszystkim żyje się cudownie: lekarzom, nauczycielom, policjantom… Tylko im nie! Ale tamci to się lenią i jak im dobrze.</text:p>
      <text:p text:style-name="P3"><text:bookmark text:name="_sr7glco6jmjd"/><text:soft-page-break/>Not Asking For a Trouble</text:p>
      <text:p text:style-name="P1">Prawie zapomniałam, że ten odcinek w ogóle istnieje. Ot, Yakyakistan zupełnie zasypało i te włochate krowy nie chcą pomocy od kucy, chociaż zupełnie sobie nie radzą. Mimo wszystko Różowy Koń postanawia im pomóc, ponieważ wykazuje się nadzwyczajną inteligencją, odpowiedzialnością i zachowuje się jak prawdziwy przyjaciel. Bowiem przyjaciołom należy pomóc, kiedy sytuacja tego wymaga, a oni są zbyt dumni, by poprosić. Albo zbyt głupi, by pomoc przyjąć.</text:p>
      <text:p text:style-name="P1">Można to jednak interpretować jeszcze w inny sposób – pomoc innym państwom, nawet jeśli one tego sobie nie życzą. Czyli coś, co często robią chociażby Stany Zjednoczone Ameryki. Co do tego mam mieszane uczucia – taka pomoc zazwyczaj nie płynie z dobroci serca, lecz z chęci zrobienia na tym interesu. Mimo wszystko, czasami wsparcie jest rzeczą właściwą, a nawet konieczną. Chociaż dziwne, że minęło tyle lat i dalej nikt nie pomógł takiej Korei Północnej…</text:p>
      <text:p text:style-name="P3"><text:bookmark text:name="_p8d5eeb5ho4s"/>Discordant Harmony</text:p>
      <text:p text:style-name="P1">Kolejny odcinek z serii “bądź sobą” i “przyjaciele lubią cię za to, kim jesteś”. Przera… W sumie, czy my to przerabialiśmy? No, niby tak, ale chyba nie aż tak bardzo wprost. Jasne, już wcześniej kucyki uczyły nas, że nie warto udawać kogoś, kim się nie jest, ale chyba po raz pierwszy pokazano, że nasi bliscy chcą nas właśnie za to, kim naprawdę jesteśmy. W teorii, w praktyce bywa różnie i pewnie większość członków naszych rodzin i kręgu bliskich znajomych by w nas coś zmieniła.</text:p>
      <text:p text:style-name="P3"><text:bookmark text:name="_d3v8f4ovsrcy"/>The Perfect Pear</text:p>
      <text:p text:style-name="P1">Jabłkeło i Grulia, czyli tajemnica rodziców Applejack. A przynajmniej tajemnica ich tożsamości. Nie było w tym chyba żadnego morału, ot, skucykowana i złagodzona klasyka. Kiczowata, mdła historia miłosna. Dobra, nie było źle, po prostu zbyt cukierkowo. Jedyne, co mogę o tym powiedzieć, to że ja nie wybaczyłabym członkowi rodziny, który przez całe lata miał mnie gdzieś, bo na starość mu się odmieniło.</text:p>
      <text:p text:style-name="P3"><text:bookmark text:name="_mfp5ydgoyg5b"/>Fame and Misfortune</text:p>
      <text:p text:style-name="P1">Ten odcinek to prawdziwy przytyk w stronę fandomu, a także lekcja o tym, że wszyscy mają wady i to jest w porządku. No i że ludzie lubią nadinterpretować, przekręcać i dostrzegać drzazgę w cudzym oku, podczas gdy we własnym mają pale do budowania mostów. Bo lud jest ciemny i głupi!</text:p>
      <text:p text:style-name="P3"><text:bookmark text:name="_bg3jb5ufpwut"/>Triple Threat</text:p>
      <text:p text:style-name="P1">Spike stworzył problem z przyjaźnią, czyli uczy się od najlepszych – wykapana Twilight, nawet ma podobny kolor… Gekon bał się, że Thorax i Ember się nie dogadają, co miało jakieś podstawy, bowiem oni są swoimi przeciwieństwami, a w dodatku pochodzą z dwóch różnych kultur. Jednak morał jest taki, że przyjaciele naszych przyjaciół są naszymi przyjaciółmi oraz że nawet ludzie o skrajnie różnych charakterach mogą się dogadywać. Czy to prawda? Cóż… nie zawsze. Czasami nienawidzimy innych bliskich znajomych naszych dobrych kumpli i to nie jest kwestia zazdrości. Jeśli chodzi o przedstawianie ich sobie nawzajem… Nie wiem, czy zawsze jest sens.</text:p>
      <text:p text:style-name="P3"><text:bookmark text:name="_weoy6x2t4qk"/>Campfire Tales</text:p>
      <text:p text:style-name="P1">AJ, RD i Rarity opowiadają historie o Filarach Equestrii, które traktują o odwadze, lojalności i roli piękna. Wszystko spoko, ale te bajeczki były słabe. Ta o Mistmane jeszcze uszła, ale pozostałe… Drogie dzieci, jeśli waszej wiosce zagraża wybuch wulkanu, to kopanie rowu na nic się nie zda. Rzucanie się z małą tarczą na smoki to też zły pomysł. No i pozbywanie się urody dla jakiejś zwyrodniałej psycholki to też pomysł 2/10.</text:p>
      <text:p text:style-name="P3"><text:bookmark text:name="_nft1fgaxpmne"/>To Change a Changeling</text:p>
      <text:p text:style-name="P1">Nowe podmieńce bawią się w hipisów i mają problem z Pharynxem, któremu nie podoba się dobra zmiana. W sumie nie dziwota, ponieważ koleś ma duszę wojownika, a jego plemię nie ogarnia życia. A morał z tego jest taki, że należy dbać o obronność kraju, żeby nie zostać z kopytem w nocniku. Bardzo dobra, antypacyfistyczna nauka, która pokazuje, że świat czeka na to, by nam dokopać.</text:p>
      <text:p text:style-name="P3"><text:bookmark text:name="_9i31o0jcj9kw"/>Daring Done?</text:p>
      <text:p text:style-name="P1">I znowu Daring Do… Za co? Caballeron wrobił tego rekolora RD w dewastację miasta i myśli, że jest sprytny. Jednak Dash i Pinkie wykazały się odwagą, zaufaniem, nadzieją i Celestia wie, czym jeszcze, dzięki czemu udało im się wygrać i udowodnić niewinność pisarko-poszukiwaczki skarbów. A morał z tego płynie taki, że… no dobra, tu nic nie wymyślę. Ale buildy na wiarę to zły pomysł w prawdziwym życiu.</text:p>
      <text:p text:style-name="P3"><text:bookmark text:name="_f8fy9fjpe1wk"/>It Isn’t the Mane Thing About You</text:p>
      <text:p text:style-name="P1">Wewnętrzne piękno, darling! Nie liczy się to, jak wyglądasz, ale to, jak się czujesz, że wyglądasz! Z jednej strony spoko, że buduje się dzieciakom pewność siebie i walczy z kompleksami, ale z drugiej, pewna siebie brzydula dalej jest brzydka. Mimo wszystko lepiej się nie przejmować rzeczami, na które nie mamy większego wpływu. No bo po co się zamartwiać?</text:p>
      <text:p text:style-name="P1">Także pod względem przekazu uważam, że ten odcinek jest naprawdę dobry. Jednak szkoda, że Rarity dostała się do katalogu. Bo do takich miejsc nie dostają się osoby naprawdę oszpecone. No i jej nowa stylówa nie mogła powstać z takich ostatków grzywy. To zwyczajnie niemożliwe. Powiem tak: można być szpetnym jak noc, tylko co z tego?</text:p>
      <text:p text:style-name="P3"><text:bookmark text:name="_kmnt0f65jtbw"/>A Health of Information</text:p>
      <text:p text:style-name="P1">Jeśli nie zadbasz o samego siebie, to nie będziesz w stanie zadbać o innych, czyli doskonała lekcja zdrowego egoizmu. To naprawdę mądre i absolutnie się z tym zgadzam. Warto tego uczyć dzieci, w szczególności, że w naszej kulturze taka postawa bywa odbierana za powód do wstydu, a tak być nie powinno! Dodatkowo ten odcinek pokazuje wpływ długotrwałego braku snu. Dlatego, drodzy studenci, starajcie się spać więcej, bo bez tego wasze umysły nie działają.</text:p>
      <text:p text:style-name="P3"><text:bookmark text:name="_ucp4xmfglmsm"/>Marks and Recreation</text:p>
      <text:p text:style-name="P1">Tu nie znajdę żadnego morału. Znaczy, może i jakiś by był, gdyby grupą docelową były tęczowe źrebaki, a nie ludzkie dzieci.</text:p>
      <text:p text:style-name="P3"><text:bookmark text:name="_7pyjptu1ktmc"/>Once Upon a Zeppelin</text:p>
      <text:p text:style-name="P1">Kolejna lekcja zdrowego egoizmu. Oraz czytania tego, co się podpisuje. Pamiętajcie, dzieci, jeśli ktoś ofiaruje Wam darmowe wakacje, to znaczy, że gdzieś jest haczyk. Tak można stracić duszę, nerkę, a nawet zawartość konta bankowego. Tak, to zdecydowanie dobra nauka dla najmłodszych, szczególnie w dobie “Siedź w domu i zarób łatwe pieniądze”, “Tribrony jej nienawidzą” i “Wygrałeś kucyka”.</text:p>
      <text:p text:style-name="P3"><text:bookmark text:name="_9ww8rv1orke2"/><text:soft-page-break/>Secrets and Pies</text:p>
      <text:p text:style-name="P1">Z jednej strony mamy sekrety, a z drugiej jakiegoś psa… I z jednej strony ten odcinek próbuje uczyć dzieci uczciwości, a z drugiej ukazuje powody, dla których to jest zły pomysł. Na swój sposób to aż piękne – Tęczółka bała się powiedzieć Różowej, że nie lubi placków (w sensie, że taki rodzaj ciasta), bo obawiała się, że ta źle to zniesie. No i miała rację. Cóż, moja babcia dalej nie przetrawiła tego, że nie lubię keksu. No bo przecież tak to jest: dorośli próbują wmówić potomstwu, że ma być szczere. A z drugiej powiedz cioci, że przytyła… Albo że nie smakuje ci jej makaron z bazyliowym pesto.</text:p>
      <text:p text:style-name="P3"><text:bookmark text:name="_wwxnb8m3h7hc"/>Uncommon Bond</text:p>
      <text:p text:style-name="P1">Z przyjaciółmi z dzieciństwa często ma się ten problem, że znika więź, ale zostaje przywiązanie. Nie ma wspólnych tematów, a rozmowa się nie klei. Cóż, uważam, że jeśli chce się coś z tym zrobić, to należałoby poszukać nowych wspólnych aktywności, po prostu próbując, a nie… odświeżyć zabawę z dzieciństwa, tylko zmieniając planszę. No i czy zawsze jest sens wskrzeszać takiego trupa?</text:p>
      <text:p text:style-name="P3"><text:bookmark text:name="_us5w9km4dvq1"/>Shadow Play</text:p>
      <text:p text:style-name="P1">Finał sezonu, który pokazuje, że nie należy parać się magią, jeśli nie ma się o tym zielonego pojęcia. No i że… eeeeyyy… W sumie nie wiem. Coś tam było o tym, że problemów z przyjaźnią nie rozwiązuje się przemocą, że wypadałoby ogarnąć jakąś komunikację i że jeśli nasz kumpel zrobi coś złego – np. cię okradnie, to na pewno miał jakiś powód. Nie, po prostu nie.</text:p>
      <text:p text:style-name="P1"/>
      <text:p text:style-name="P1">Obrazki:</text:p>
      <text:p text:style-name="P1"><text:a xlink:type="simple" xlink:href="https://www.deviantart.com/harwicks-art/art/Magic-Horse-with-Beard-and-Hat-782299733" text:style-name="ListLabel_20_1" text:visited-style-name="ListLabel_20_1"><text:span text:style-name="T1">https://www.deviantart.com/harwicks-art/art/Magic-Horse-with-Beard-and-Hat-782299733</text:span></text:a></text:p>
      <text:p text:style-name="P1"><text:a xlink:type="simple" xlink:href="https://www.deviantart.com/bra1neater/art/Daybreaker-775836856" text:style-name="ListLabel_20_1" text:visited-style-name="ListLabel_20_1"><text:span text:style-name="T1">https://www.deviantart.com/bra1neater/art/Daybreaker-775836856</text:span></text:a></text:p>
      <text:p text:style-name="P1"><text:a xlink:type="simple" xlink:href="https://www.deviantart.com/scarletsfeed/art/Meditation-745886648" text:style-name="ListLabel_20_1" text:visited-style-name="ListLabel_20_1"><text:span text:style-name="T1">https://www.deviantart.com/scarletsfeed/art/Meditation-745886648</text:span></text:a></text:p>
      <text:p text:style-name="P1"><text:a xlink:type="simple" xlink:href="https://www.deviantart.com/akweer/art/Zecora-751800985" text:style-name="ListLabel_20_1" text:visited-style-name="ListLabel_20_1"><text:span text:style-name="T1">https://www.deviantart.com/akweer/art/Zecora-751800985</text:span></text:a></text:p>
      <text:p text:style-name="P1"><text:a xlink:type="simple" xlink:href="https://www.deviantart.com/taiga-blackfield/art/Thorax-King-of-Swarm-683178761" text:style-name="ListLabel_20_1" text:visited-style-name="ListLabel_20_1"><text:span text:style-name="T1">https://www.deviantart.com/taiga-blackfield/art/Thorax-King-of-Swarm-683178761</text:span></text:a></text:p>
      <text:p text:style-name="P1"><text:a xlink:type="simple" xlink:href="https://www.deviantart.com/inuhoshi-to-darkpen/art/The-King-and-The-General-746315154" text:style-name="ListLabel_20_1" text:visited-style-name="ListLabel_20_1"><text:span text:style-name="T1">https://www.deviantart.com/inuhoshi-to-darkpen/art/The-King-and-The-General-746315154</text:span></text:a></text:p>
      <text:p text:style-name="P1"><text:a xlink:type="simple" xlink:href="https://www.deviantart.com/discordthege/art/Symphony-of-the-void-pt-2-744154834" text:style-name="ListLabel_20_1" text:visited-style-name="ListLabel_20_1"><text:span text:style-name="T1">https://www.deviantart.com/discordthege/art/Symphony-of-the-void-pt-2-744154834</text:span></text:a></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65" meta:word-count="2253" meta:character-count="14244" meta:non-whitespace-character-count="12045"/>
    <meta:generator>LibreOfficeDev/6.0.5.2$Linux_X86_64 LibreOffice_project/</meta:generator>
  </office:meta>
</office:document-meta>
</file>